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roid Sans Mono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12cm"/>
    </style:style>
    <style:style style:name="co2" style:family="table-column">
      <style:table-column-properties fo:break-before="auto" style:column-width="5.525cm"/>
    </style:style>
    <style:style style:name="co3" style:family="table-column">
      <style:table-column-properties fo:break-before="auto" style:column-width="0.954cm"/>
    </style:style>
    <style:style style:name="co4" style:family="table-column">
      <style:table-column-properties fo:break-before="auto" style:column-width="1.409cm"/>
    </style:style>
    <style:style style:name="co5" style:family="table-column">
      <style:table-column-properties fo:break-before="auto" style:column-width="1.573cm"/>
    </style:style>
    <style:style style:name="co6" style:family="table-column">
      <style:table-column-properties fo:break-before="auto" style:column-width="2.256cm"/>
    </style:style>
    <style:style style:name="co7" style:family="table-column">
      <style:table-column-properties fo:break-before="auto" style:column-width="1.621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2.711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2.0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 Mono"/>
    </style:style>
    <style:style style:name="ce2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font-name="Droid Sans Mono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style:font-name="Droid Sans Mono"/>
    </style:style>
    <style:style style:name="ce4" style:family="table-cell" style:parent-style-name="Default" style:data-style-name="N119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9">
      <style:table-cell-properties style:text-align-source="fix" style:repeat-content="false" style:vertical-align="middle"/>
      <style:paragraph-properties fo:text-align="end" fo:margin-left="0cm"/>
      <style:text-properties style:font-name="Droid Sans Mono"/>
    </style:style>
    <style:style style:name="ce6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font-name="Droid Sans Mono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font-name="Droid Sans Mono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default-cell-style-name="ce2"/>
        <table:table-column table:style-name="co7" table:default-cell-style-name="ce2"/>
        <table:table-column table:style-name="co11" table:default-cell-style-name="ce3"/>
        <table:table-column table:style-name="co7" table:default-cell-style-name="ce6"/>
        <table:table-column table:style-name="co12" table:default-cell-style-name="ce3"/>
        <table:table-column table:style-name="co11" table:default-cell-style-name="ce3"/>
        <table:table-column table:style-name="co10" table:number-columns-repeated="3" table:default-cell-style-name="ce1"/>
        <table:table-column table:style-name="co1" table:number-columns-repeated="1005" table:default-cell-style-name="ce1"/>
        <table:table-row table:style-name="ro1">
          <table:table-cell table:number-columns-repeated="11"/>
          <table:table-cell office:value-type="string">
            <text:p>loss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per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number-columns-repeated="11"/>
          <table:table-cell table:style-name="ce5" office:value-type="string">
            <text:p>transform</text:p>
          </table:table-cell>
          <table:table-cell office:value-type="string">
            <text:p>dt rel.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job</text:p>
          </table:table-cell>
          <table:table-cell office:value-type="string">
            <text:p>n</text:p>
          </table:table-cell>
          <table:table-cell office:value-type="string">
            <text:p>mode</text:p>
          </table:table-cell>
          <table:table-cell office:value-type="string">
            <text:p>dt</text:p>
          </table:table-cell>
          <table:table-cell office:value-type="string">
            <text:p>bytes</text:p>
          </table:table-cell>
          <table:table-cell office:value-type="string">
            <text:p>items</text:p>
          </table:table-cell>
          <table:table-cell office:value-type="string">
            <text:p>bps</text:p>
          </table:table-cell>
          <table:table-cell office:value-type="string">
            <text:p>ips</text:p>
          </table:table-cell>
          <table:table-cell/>
          <table:table-cell office:value-type="string">
            <text:p>dt0</text:p>
          </table:table-cell>
          <table:table-cell office:value-type="string">
            <text:p>Δdt</text:p>
          </table:table-cell>
          <table:table-cell table:style-name="ce6"/>
          <table:table-cell table:style-name="ce3"/>
          <table:table-cell table:style-name="Default"/>
          <table:table-cell/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>
            <text:p>2833mhz,evented,0,sync</text:p>
          </table:table-cell>
          <table:table-cell office:value-type="float" office:value="0">
            <text:p>0</text:p>
          </table:table-cell>
          <table:table-cell office:value-type="string">
            <text:p>sync</text:p>
          </table:table-cell>
          <table:table-cell office:value-type="float" office:value="0.211">
            <text:p>0.211</text:p>
          </table:table-cell>
          <table:table-cell office:value-type="float" office:value="1462121">
            <text:p>1,462,121</text:p>
          </table:table-cell>
          <table:table-cell office:value-type="float" office:value="48793">
            <text:p>48,793</text:p>
          </table:table-cell>
          <table:table-cell office:value-type="float" office:value="6929483.412">
            <text:p>6,929,483.412</text:p>
          </table:table-cell>
          <table:table-cell office:value-type="float" office:value="231246.445">
            <text:p>231,246.445</text:p>
          </table:table-cell>
          <table:table-cell/>
          <table:table-cell table:formula="of:=IF([.C5]=0;[.E5];[.K4])" office:value-type="float" office:value="0.211">
            <text:p>0.211</text:p>
          </table:table-cell>
          <table:table-cell table:formula="of:=IF([.C5]=0;&quot;&quot;;([.E5]-[.K5])/[.C5])">
            <text:p/>
          </table:table-cell>
          <table:table-cell table:style-name="ce7" table:formula="of:=[.E5]/[.K5]" office:value-type="float" office:value="1">
            <text:p>1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>
            <text:p>2833mhz,evented,1,sync</text:p>
          </table:table-cell>
          <table:table-cell office:value-type="float" office:value="1">
            <text:p>1</text:p>
          </table:table-cell>
          <table:table-cell office:value-type="string">
            <text:p>sync</text:p>
          </table:table-cell>
          <table:table-cell office:value-type="float" office:value="0.165">
            <text:p>0.165</text:p>
          </table:table-cell>
          <table:table-cell office:value-type="float" office:value="1462121">
            <text:p>1,462,121</text:p>
          </table:table-cell>
          <table:table-cell office:value-type="float" office:value="48793">
            <text:p>48,793</text:p>
          </table:table-cell>
          <table:table-cell office:value-type="float" office:value="8861339.394">
            <text:p>8,861,339.394</text:p>
          </table:table-cell>
          <table:table-cell office:value-type="float" office:value="295715.152">
            <text:p>295,715.152</text:p>
          </table:table-cell>
          <table:table-cell/>
          <table:table-cell table:formula="of:=IF([.C6]=0;[.E6];[.K5])" office:value-type="float" office:value="0.211">
            <text:p>0.211</text:p>
          </table:table-cell>
          <table:table-cell table:formula="of:=IF([.C6]=0;&quot;&quot;;([.E6]-[.K6])/[.C6])" office:value-type="float" office:value="-0.046">
            <text:p>-0.046</text:p>
          </table:table-cell>
          <table:table-cell table:style-name="ce7" table:formula="of:=[.E6]/[.K6]" office:value-type="float" office:value="0.781990521327014">
            <text:p>1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>
            <text:p>2833mhz,evented,10,sync</text:p>
          </table:table-cell>
          <table:table-cell office:value-type="float" office:value="10">
            <text:p>10</text:p>
          </table:table-cell>
          <table:table-cell office:value-type="string">
            <text:p>sync</text:p>
          </table:table-cell>
          <table:table-cell office:value-type="float" office:value="0.228">
            <text:p>0.228</text:p>
          </table:table-cell>
          <table:table-cell office:value-type="float" office:value="1462121">
            <text:p>1,462,121</text:p>
          </table:table-cell>
          <table:table-cell office:value-type="float" office:value="48793">
            <text:p>48,793</text:p>
          </table:table-cell>
          <table:table-cell office:value-type="float" office:value="6412811.404">
            <text:p>6,412,811.404</text:p>
          </table:table-cell>
          <table:table-cell office:value-type="float" office:value="214004.386">
            <text:p>214,004.386</text:p>
          </table:table-cell>
          <table:table-cell/>
          <table:table-cell table:formula="of:=IF([.C7]=0;[.E7];[.K6])" office:value-type="float" office:value="0.211">
            <text:p>0.211</text:p>
          </table:table-cell>
          <table:table-cell table:formula="of:=IF([.C7]=0;&quot;&quot;;([.E7]-[.K7])/[.C7])" office:value-type="float" office:value="0.0017">
            <text:p>0.002</text:p>
          </table:table-cell>
          <table:table-cell table:style-name="ce7" table:formula="of:=[.E7]/[.K7]" office:value-type="float" office:value="1.08056872037915">
            <text:p>1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>
            <text:p>2833mhz,evented,20,sync</text:p>
          </table:table-cell>
          <table:table-cell office:value-type="float" office:value="20">
            <text:p>20</text:p>
          </table:table-cell>
          <table:table-cell office:value-type="string">
            <text:p>sync</text:p>
          </table:table-cell>
          <table:table-cell office:value-type="float" office:value="0.249">
            <text:p>0.249</text:p>
          </table:table-cell>
          <table:table-cell office:value-type="float" office:value="1462121">
            <text:p>1,462,121</text:p>
          </table:table-cell>
          <table:table-cell office:value-type="float" office:value="48793">
            <text:p>48,793</text:p>
          </table:table-cell>
          <table:table-cell office:value-type="float" office:value="5871971.888">
            <text:p>5,871,971.888</text:p>
          </table:table-cell>
          <table:table-cell office:value-type="float" office:value="195955.823">
            <text:p>195,955.823</text:p>
          </table:table-cell>
          <table:table-cell/>
          <table:table-cell table:formula="of:=IF([.C8]=0;[.E8];[.K7])" office:value-type="float" office:value="0.211">
            <text:p>0.211</text:p>
          </table:table-cell>
          <table:table-cell table:formula="of:=IF([.C8]=0;&quot;&quot;;([.E8]-[.K8])/[.C8])" office:value-type="float" office:value="0.0019">
            <text:p>0.002</text:p>
          </table:table-cell>
          <table:table-cell table:style-name="ce7" table:formula="of:=[.E8]/[.K8]" office:value-type="float" office:value="1.18009478672986">
            <text:p>1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>
            <text:p>2833mhz,evented,40,sync</text:p>
          </table:table-cell>
          <table:table-cell office:value-type="float" office:value="40">
            <text:p>40</text:p>
          </table:table-cell>
          <table:table-cell office:value-type="string">
            <text:p>sync</text:p>
          </table:table-cell>
          <table:table-cell office:value-type="float" office:value="0.307">
            <text:p>0.307</text:p>
          </table:table-cell>
          <table:table-cell office:value-type="float" office:value="1462121">
            <text:p>1,462,121</text:p>
          </table:table-cell>
          <table:table-cell office:value-type="float" office:value="48793">
            <text:p>48,793</text:p>
          </table:table-cell>
          <table:table-cell office:value-type="float" office:value="4762609.121">
            <text:p>4,762,609.121</text:p>
          </table:table-cell>
          <table:table-cell office:value-type="float" office:value="158934.853">
            <text:p>158,934.853</text:p>
          </table:table-cell>
          <table:table-cell/>
          <table:table-cell table:formula="of:=IF([.C9]=0;[.E9];[.K8])" office:value-type="float" office:value="0.211">
            <text:p>0.211</text:p>
          </table:table-cell>
          <table:table-cell table:formula="of:=IF([.C9]=0;&quot;&quot;;([.E9]-[.K9])/[.C9])" office:value-type="float" office:value="0.0024">
            <text:p>0.002</text:p>
          </table:table-cell>
          <table:table-cell table:style-name="ce7" table:formula="of:=[.E9]/[.K9]" office:value-type="float" office:value="1.45497630331754">
            <text:p>1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>
            <text:p>2833mhz,evented,80,sync</text:p>
          </table:table-cell>
          <table:table-cell office:value-type="float" office:value="80">
            <text:p>80</text:p>
          </table:table-cell>
          <table:table-cell office:value-type="string">
            <text:p>sync</text:p>
          </table:table-cell>
          <table:table-cell office:value-type="float" office:value="0.554">
            <text:p>0.554</text:p>
          </table:table-cell>
          <table:table-cell office:value-type="float" office:value="1462121">
            <text:p>1,462,121</text:p>
          </table:table-cell>
          <table:table-cell office:value-type="float" office:value="48793">
            <text:p>48,793</text:p>
          </table:table-cell>
          <table:table-cell office:value-type="float" office:value="2639207.581">
            <text:p>2,639,207.581</text:p>
          </table:table-cell>
          <table:table-cell office:value-type="float" office:value="88074.007">
            <text:p>88,074.007</text:p>
          </table:table-cell>
          <table:table-cell table:style-name="ce4"/>
          <table:table-cell table:formula="of:=IF([.C10]=0;[.E10];[.K9])" office:value-type="float" office:value="0.211">
            <text:p>0.211</text:p>
          </table:table-cell>
          <table:table-cell table:formula="of:=IF([.C10]=0;&quot;&quot;;([.E10]-[.K10])/[.C10])" office:value-type="float" office:value="0.0042875">
            <text:p>0.004</text:p>
          </table:table-cell>
          <table:table-cell table:style-name="ce7" table:formula="of:=[.E10]/[.K10]" office:value-type="float" office:value="2.62559241706161">
            <text:p>3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>
            <text:p>2833mhz,evented,160,sync</text:p>
          </table:table-cell>
          <table:table-cell office:value-type="float" office:value="160">
            <text:p>160</text:p>
          </table:table-cell>
          <table:table-cell office:value-type="string">
            <text:p>sync</text:p>
          </table:table-cell>
          <table:table-cell office:value-type="float" office:value="0.689">
            <text:p>0.689</text:p>
          </table:table-cell>
          <table:table-cell office:value-type="float" office:value="1462121">
            <text:p>1,462,121</text:p>
          </table:table-cell>
          <table:table-cell office:value-type="float" office:value="48793">
            <text:p>48,793</text:p>
          </table:table-cell>
          <table:table-cell office:value-type="float" office:value="2122091.437">
            <text:p>2,122,091.437</text:p>
          </table:table-cell>
          <table:table-cell office:value-type="float" office:value="70817.126">
            <text:p>70,817.126</text:p>
          </table:table-cell>
          <table:table-cell/>
          <table:table-cell table:formula="of:=IF([.C11]=0;[.E11];[.K10])" office:value-type="float" office:value="0.211">
            <text:p>0.211</text:p>
          </table:table-cell>
          <table:table-cell table:formula="of:=IF([.C11]=0;&quot;&quot;;([.E11]-[.K11])/[.C11])" office:value-type="float" office:value="0.0029875">
            <text:p>0.003</text:p>
          </table:table-cell>
          <table:table-cell table:style-name="ce7" table:formula="of:=[.E11]/[.K11]" office:value-type="float" office:value="3.2654028436019">
            <text:p>3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>
            <text:p>2833mhz,piped,0,sync</text:p>
          </table:table-cell>
          <table:table-cell office:value-type="float" office:value="0">
            <text:p>0</text:p>
          </table:table-cell>
          <table:table-cell office:value-type="string">
            <text:p>sync</text:p>
          </table:table-cell>
          <table:table-cell office:value-type="float" office:value="0.57">
            <text:p>0.570</text:p>
          </table:table-cell>
          <table:table-cell office:value-type="float" office:value="1413484">
            <text:p>1,413,484</text:p>
          </table:table-cell>
          <table:table-cell office:value-type="float" office:value="48770">
            <text:p>48,770</text:p>
          </table:table-cell>
          <table:table-cell office:value-type="float" office:value="2479796.491">
            <text:p>2,479,796.491</text:p>
          </table:table-cell>
          <table:table-cell office:value-type="float" office:value="85561.404">
            <text:p>85,561.404</text:p>
          </table:table-cell>
          <table:table-cell/>
          <table:table-cell table:formula="of:=IF([.C12]=0;[.E12];[.K11])" office:value-type="float" office:value="0.57">
            <text:p>0.570</text:p>
          </table:table-cell>
          <table:table-cell table:formula="of:=IF([.C12]=0;&quot;&quot;;([.E12]-[.K12])/[.C12])">
            <text:p/>
          </table:table-cell>
          <table:table-cell table:style-name="ce7" table:formula="of:=[.E12]/[.K12]" office:value-type="float" office:value="1">
            <text:p>1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>
            <text:p>2833mhz,piped,1,sync</text:p>
          </table:table-cell>
          <table:table-cell office:value-type="float" office:value="1">
            <text:p>1</text:p>
          </table:table-cell>
          <table:table-cell office:value-type="string">
            <text:p>sync</text:p>
          </table:table-cell>
          <table:table-cell office:value-type="float" office:value="0.613">
            <text:p>0.613</text:p>
          </table:table-cell>
          <table:table-cell office:value-type="float" office:value="1413484">
            <text:p>1,413,484</text:p>
          </table:table-cell>
          <table:table-cell office:value-type="float" office:value="48770">
            <text:p>48,770</text:p>
          </table:table-cell>
          <table:table-cell office:value-type="float" office:value="2305846.656">
            <text:p>2,305,846.656</text:p>
          </table:table-cell>
          <table:table-cell office:value-type="float" office:value="79559.543">
            <text:p>79,559.543</text:p>
          </table:table-cell>
          <table:table-cell/>
          <table:table-cell table:formula="of:=IF([.C13]=0;[.E13];[.K12])" office:value-type="float" office:value="0.57">
            <text:p>0.570</text:p>
          </table:table-cell>
          <table:table-cell table:formula="of:=IF([.C13]=0;&quot;&quot;;([.E13]-[.K13])/[.C13])" office:value-type="float" office:value="0.0429999999999999">
            <text:p>0.043</text:p>
          </table:table-cell>
          <table:table-cell table:style-name="ce7" table:formula="of:=[.E13]/[.K13]" office:value-type="float" office:value="1.07543859649123">
            <text:p>1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>
            <text:p>2833mhz,piped,10,sync</text:p>
          </table:table-cell>
          <table:table-cell office:value-type="float" office:value="10">
            <text:p>10</text:p>
          </table:table-cell>
          <table:table-cell office:value-type="string">
            <text:p>sync</text:p>
          </table:table-cell>
          <table:table-cell office:value-type="float" office:value="1.152">
            <text:p>1.152</text:p>
          </table:table-cell>
          <table:table-cell office:value-type="float" office:value="1413484">
            <text:p>1,413,484</text:p>
          </table:table-cell>
          <table:table-cell office:value-type="float" office:value="48770">
            <text:p>48,770</text:p>
          </table:table-cell>
          <table:table-cell office:value-type="float" office:value="1226982.639">
            <text:p>1,226,982.639</text:p>
          </table:table-cell>
          <table:table-cell office:value-type="float" office:value="42335.069">
            <text:p>42,335.069</text:p>
          </table:table-cell>
          <table:table-cell/>
          <table:table-cell table:formula="of:=IF([.C14]=0;[.E14];[.K13])" office:value-type="float" office:value="0.57">
            <text:p>0.570</text:p>
          </table:table-cell>
          <table:table-cell table:formula="of:=IF([.C14]=0;&quot;&quot;;([.E14]-[.K14])/[.C14])" office:value-type="float" office:value="0.0582">
            <text:p>0.058</text:p>
          </table:table-cell>
          <table:table-cell table:style-name="ce7" table:formula="of:=[.E14]/[.K14]" office:value-type="float" office:value="2.02105263157895">
            <text:p>2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>
            <text:p>2833mhz,piped,20,sync</text:p>
          </table:table-cell>
          <table:table-cell office:value-type="float" office:value="20">
            <text:p>20</text:p>
          </table:table-cell>
          <table:table-cell office:value-type="string">
            <text:p>sync</text:p>
          </table:table-cell>
          <table:table-cell office:value-type="float" office:value="1.911">
            <text:p>1.911</text:p>
          </table:table-cell>
          <table:table-cell office:value-type="float" office:value="1413484">
            <text:p>1,413,484</text:p>
          </table:table-cell>
          <table:table-cell office:value-type="float" office:value="48770">
            <text:p>48,770</text:p>
          </table:table-cell>
          <table:table-cell office:value-type="float" office:value="739656.724">
            <text:p>739,656.724</text:p>
          </table:table-cell>
          <table:table-cell office:value-type="float" office:value="25520.67">
            <text:p>25,520.670</text:p>
          </table:table-cell>
          <table:table-cell/>
          <table:table-cell table:formula="of:=IF([.C15]=0;[.E15];[.K14])" office:value-type="float" office:value="0.57">
            <text:p>0.570</text:p>
          </table:table-cell>
          <table:table-cell table:formula="of:=IF([.C15]=0;&quot;&quot;;([.E15]-[.K15])/[.C15])" office:value-type="float" office:value="0.06705">
            <text:p>0.067</text:p>
          </table:table-cell>
          <table:table-cell table:style-name="ce7" table:formula="of:=[.E15]/[.K15]" office:value-type="float" office:value="3.35263157894737">
            <text:p>3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>
            <text:p>2833mhz,piped,40,sync</text:p>
          </table:table-cell>
          <table:table-cell office:value-type="float" office:value="40">
            <text:p>40</text:p>
          </table:table-cell>
          <table:table-cell office:value-type="string">
            <text:p>sync</text:p>
          </table:table-cell>
          <table:table-cell office:value-type="float" office:value="3.259">
            <text:p>3.259</text:p>
          </table:table-cell>
          <table:table-cell office:value-type="float" office:value="1413484">
            <text:p>1,413,484</text:p>
          </table:table-cell>
          <table:table-cell office:value-type="float" office:value="48770">
            <text:p>48,770</text:p>
          </table:table-cell>
          <table:table-cell office:value-type="float" office:value="433717.091">
            <text:p>433,717.091</text:p>
          </table:table-cell>
          <table:table-cell office:value-type="float" office:value="14964.713">
            <text:p>14,964.713</text:p>
          </table:table-cell>
          <table:table-cell/>
          <table:table-cell table:formula="of:=IF([.C16]=0;[.E16];[.K15])" office:value-type="float" office:value="0.57">
            <text:p>0.570</text:p>
          </table:table-cell>
          <table:table-cell table:formula="of:=IF([.C16]=0;&quot;&quot;;([.E16]-[.K16])/[.C16])" office:value-type="float" office:value="0.067225">
            <text:p>0.067</text:p>
          </table:table-cell>
          <table:table-cell table:style-name="ce7" table:formula="of:=[.E16]/[.K16]" office:value-type="float" office:value="5.71754385964912">
            <text:p>6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>
            <text:p>2833mhz,piped,80,sync</text:p>
          </table:table-cell>
          <table:table-cell office:value-type="float" office:value="80">
            <text:p>80</text:p>
          </table:table-cell>
          <table:table-cell office:value-type="string">
            <text:p>sync</text:p>
          </table:table-cell>
          <table:table-cell office:value-type="float" office:value="6.239">
            <text:p>6.239</text:p>
          </table:table-cell>
          <table:table-cell office:value-type="float" office:value="1413484">
            <text:p>1,413,484</text:p>
          </table:table-cell>
          <table:table-cell office:value-type="float" office:value="48770">
            <text:p>48,770</text:p>
          </table:table-cell>
          <table:table-cell office:value-type="float" office:value="226556.179">
            <text:p>226,556.179</text:p>
          </table:table-cell>
          <table:table-cell office:value-type="float" office:value="7816.958">
            <text:p>7,816.958</text:p>
          </table:table-cell>
          <table:table-cell/>
          <table:table-cell table:formula="of:=IF([.C17]=0;[.E17];[.K16])" office:value-type="float" office:value="0.57">
            <text:p>0.570</text:p>
          </table:table-cell>
          <table:table-cell table:formula="of:=IF([.C17]=0;&quot;&quot;;([.E17]-[.K17])/[.C17])" office:value-type="float" office:value="0.0708625">
            <text:p>0.071</text:p>
          </table:table-cell>
          <table:table-cell table:style-name="ce7" table:formula="of:=[.E17]/[.K17]" office:value-type="float" office:value="10.9456140350877">
            <text:p>11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>
            <text:p>2833mhz,piped,160,sync</text:p>
          </table:table-cell>
          <table:table-cell office:value-type="float" office:value="160">
            <text:p>160</text:p>
          </table:table-cell>
          <table:table-cell office:value-type="string">
            <text:p>sync</text:p>
          </table:table-cell>
          <table:table-cell office:value-type="float" office:value="12.769">
            <text:p>12.769</text:p>
          </table:table-cell>
          <table:table-cell office:value-type="float" office:value="1413484">
            <text:p>1,413,484</text:p>
          </table:table-cell>
          <table:table-cell office:value-type="float" office:value="48770">
            <text:p>48,770</text:p>
          </table:table-cell>
          <table:table-cell office:value-type="float" office:value="110696.531">
            <text:p>110,696.531</text:p>
          </table:table-cell>
          <table:table-cell office:value-type="float" office:value="3819.406">
            <text:p>3,819.406</text:p>
          </table:table-cell>
          <table:table-cell/>
          <table:table-cell table:formula="of:=IF([.C18]=0;[.E18];[.K17])" office:value-type="float" office:value="0.57">
            <text:p>0.570</text:p>
          </table:table-cell>
          <table:table-cell table:formula="of:=IF([.C18]=0;&quot;&quot;;([.E18]-[.K18])/[.C18])" office:value-type="float" office:value="0.07624375">
            <text:p>0.076</text:p>
          </table:table-cell>
          <table:table-cell table:style-name="ce7" table:formula="of:=[.E18]/[.K18]" office:value-type="float" office:value="22.4017543859649">
            <text:p>22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>
            <text:p>2833mhz,piped,0,async</text:p>
          </table:table-cell>
          <table:table-cell office:value-type="float" office:value="0">
            <text:p>0</text:p>
          </table:table-cell>
          <table:table-cell office:value-type="string">
            <text:p>async</text:p>
          </table:table-cell>
          <table:table-cell office:value-type="float" office:value="0.618">
            <text:p>0.618</text:p>
          </table:table-cell>
          <table:table-cell office:value-type="float" office:value="1413484">
            <text:p>1,413,484</text:p>
          </table:table-cell>
          <table:table-cell office:value-type="float" office:value="48770">
            <text:p>48,770</text:p>
          </table:table-cell>
          <table:table-cell office:value-type="float" office:value="2287190.939">
            <text:p>2,287,190.939</text:p>
          </table:table-cell>
          <table:table-cell office:value-type="float" office:value="78915.858">
            <text:p>78,915.858</text:p>
          </table:table-cell>
          <table:table-cell/>
          <table:table-cell table:formula="of:=IF([.C19]=0;[.E19];[.K18])" office:value-type="float" office:value="0.618">
            <text:p>0.618</text:p>
          </table:table-cell>
          <table:table-cell table:formula="of:=IF([.C19]=0;&quot;&quot;;([.E19]-[.K19])/[.C19])">
            <text:p/>
          </table:table-cell>
          <table:table-cell table:style-name="ce7" table:formula="of:=[.E19]/[.K19]" office:value-type="float" office:value="1">
            <text:p>1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>
            <text:p>2833mhz,piped,1,async</text:p>
          </table:table-cell>
          <table:table-cell office:value-type="float" office:value="1">
            <text:p>1</text:p>
          </table:table-cell>
          <table:table-cell office:value-type="string">
            <text:p>async</text:p>
          </table:table-cell>
          <table:table-cell office:value-type="float" office:value="2.373">
            <text:p>2.373</text:p>
          </table:table-cell>
          <table:table-cell office:value-type="float" office:value="1413484">
            <text:p>1,413,484</text:p>
          </table:table-cell>
          <table:table-cell office:value-type="float" office:value="48770">
            <text:p>48,770</text:p>
          </table:table-cell>
          <table:table-cell office:value-type="float" office:value="595652.76">
            <text:p>595,652.760</text:p>
          </table:table-cell>
          <table:table-cell office:value-type="float" office:value="20552.044">
            <text:p>20,552.044</text:p>
          </table:table-cell>
          <table:table-cell/>
          <table:table-cell table:formula="of:=IF([.C20]=0;[.E20];[.K19])" office:value-type="float" office:value="0.618">
            <text:p>0.618</text:p>
          </table:table-cell>
          <table:table-cell table:formula="of:=IF([.C20]=0;&quot;&quot;;([.E20]-[.K20])/[.C20])" office:value-type="float" office:value="1.755">
            <text:p>1.755</text:p>
          </table:table-cell>
          <table:table-cell table:style-name="ce7" table:formula="of:=[.E20]/[.K20]" office:value-type="float" office:value="3.83980582524272">
            <text:p>4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>
            <text:p>2833mhz,piped,10,async</text:p>
          </table:table-cell>
          <table:table-cell office:value-type="float" office:value="10">
            <text:p>10</text:p>
          </table:table-cell>
          <table:table-cell office:value-type="string">
            <text:p>async</text:p>
          </table:table-cell>
          <table:table-cell office:value-type="float" office:value="3.554">
            <text:p>3.554</text:p>
          </table:table-cell>
          <table:table-cell office:value-type="float" office:value="1413484">
            <text:p>1,413,484</text:p>
          </table:table-cell>
          <table:table-cell office:value-type="float" office:value="48770">
            <text:p>48,770</text:p>
          </table:table-cell>
          <table:table-cell office:value-type="float" office:value="397716.376">
            <text:p>397,716.376</text:p>
          </table:table-cell>
          <table:table-cell office:value-type="float" office:value="13722.566">
            <text:p>13,722.566</text:p>
          </table:table-cell>
          <table:table-cell/>
          <table:table-cell table:formula="of:=IF([.C21]=0;[.E21];[.K20])" office:value-type="float" office:value="0.618">
            <text:p>0.618</text:p>
          </table:table-cell>
          <table:table-cell table:formula="of:=IF([.C21]=0;&quot;&quot;;([.E21]-[.K21])/[.C21])" office:value-type="float" office:value="0.2936">
            <text:p>0.294</text:p>
          </table:table-cell>
          <table:table-cell table:style-name="ce7" table:formula="of:=[.E21]/[.K21]" office:value-type="float" office:value="5.75080906148867">
            <text:p>6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>
            <text:p>2833mhz,piped,20,async</text:p>
          </table:table-cell>
          <table:table-cell office:value-type="float" office:value="20">
            <text:p>20</text:p>
          </table:table-cell>
          <table:table-cell office:value-type="string">
            <text:p>async</text:p>
          </table:table-cell>
          <table:table-cell office:value-type="float" office:value="5.436">
            <text:p>5.436</text:p>
          </table:table-cell>
          <table:table-cell office:value-type="float" office:value="1413484">
            <text:p>1,413,484</text:p>
          </table:table-cell>
          <table:table-cell office:value-type="float" office:value="48770">
            <text:p>48,770</text:p>
          </table:table-cell>
          <table:table-cell office:value-type="float" office:value="260022.811">
            <text:p>260,022.811</text:p>
          </table:table-cell>
          <table:table-cell office:value-type="float" office:value="8971.67">
            <text:p>8,971.670</text:p>
          </table:table-cell>
          <table:table-cell/>
          <table:table-cell table:formula="of:=IF([.C22]=0;[.E22];[.K21])" office:value-type="float" office:value="0.618">
            <text:p>0.618</text:p>
          </table:table-cell>
          <table:table-cell table:formula="of:=IF([.C22]=0;&quot;&quot;;([.E22]-[.K22])/[.C22])" office:value-type="float" office:value="0.2409">
            <text:p>0.241</text:p>
          </table:table-cell>
          <table:table-cell table:style-name="ce7" table:formula="of:=[.E22]/[.K22]" office:value-type="float" office:value="8.79611650485437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2833mhz,piped,40,async</text:p>
          </table:table-cell>
          <table:table-cell office:value-type="float" office:value="40">
            <text:p>40</text:p>
          </table:table-cell>
          <table:table-cell office:value-type="string">
            <text:p>async</text:p>
          </table:table-cell>
          <table:table-cell office:value-type="float" office:value="10.699">
            <text:p>10.699</text:p>
          </table:table-cell>
          <table:table-cell office:value-type="float" office:value="1413484">
            <text:p>1,413,484</text:p>
          </table:table-cell>
          <table:table-cell office:value-type="float" office:value="48770">
            <text:p>48,770</text:p>
          </table:table-cell>
          <table:table-cell office:value-type="float" office:value="132113.655">
            <text:p>132,113.655</text:p>
          </table:table-cell>
          <table:table-cell office:value-type="float" office:value="4558.37">
            <text:p>4,558.370</text:p>
          </table:table-cell>
          <table:table-cell/>
          <table:table-cell table:formula="of:=IF([.C23]=0;[.E23];[.K22])" office:value-type="float" office:value="0.618">
            <text:p>0.618</text:p>
          </table:table-cell>
          <table:table-cell table:formula="of:=IF([.C23]=0;&quot;&quot;;([.E23]-[.K23])/[.C23])" office:value-type="float" office:value="0.252025">
            <text:p>0.252</text:p>
          </table:table-cell>
          <table:table-cell table:style-name="ce7" table:formula="of:=[.E23]/[.K23]" office:value-type="float" office:value="17.3122977346278">
            <text:p>17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2833mhz,piped,80,async</text:p>
          </table:table-cell>
          <table:table-cell office:value-type="float" office:value="80">
            <text:p>80</text:p>
          </table:table-cell>
          <table:table-cell office:value-type="string">
            <text:p>async</text:p>
          </table:table-cell>
          <table:table-cell office:value-type="float" office:value="18.441">
            <text:p>18.441</text:p>
          </table:table-cell>
          <table:table-cell office:value-type="float" office:value="1413484">
            <text:p>1,413,484</text:p>
          </table:table-cell>
          <table:table-cell office:value-type="float" office:value="48770">
            <text:p>48,770</text:p>
          </table:table-cell>
          <table:table-cell office:value-type="float" office:value="76648.989">
            <text:p>76,648.989</text:p>
          </table:table-cell>
          <table:table-cell office:value-type="float" office:value="2644.651">
            <text:p>2,644.651</text:p>
          </table:table-cell>
          <table:table-cell/>
          <table:table-cell table:formula="of:=IF([.C24]=0;[.E24];[.K23])" office:value-type="float" office:value="0.618">
            <text:p>0.618</text:p>
          </table:table-cell>
          <table:table-cell table:formula="of:=IF([.C24]=0;&quot;&quot;;([.E24]-[.K24])/[.C24])" office:value-type="float" office:value="0.2227875">
            <text:p>0.223</text:p>
          </table:table-cell>
          <table:table-cell table:style-name="ce7" table:formula="of:=[.E24]/[.K24]" office:value-type="float" office:value="29.8398058252427">
            <text:p>3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2833mhz,piped,160,async</text:p>
          </table:table-cell>
          <table:table-cell office:value-type="float" office:value="160">
            <text:p>160</text:p>
          </table:table-cell>
          <table:table-cell office:value-type="string">
            <text:p>async</text:p>
          </table:table-cell>
          <table:table-cell office:value-type="float" office:value="33.404">
            <text:p>33.404</text:p>
          </table:table-cell>
          <table:table-cell office:value-type="float" office:value="1413484">
            <text:p>1,413,484</text:p>
          </table:table-cell>
          <table:table-cell office:value-type="float" office:value="48770">
            <text:p>48,770</text:p>
          </table:table-cell>
          <table:table-cell office:value-type="float" office:value="42314.813">
            <text:p>42,314.813</text:p>
          </table:table-cell>
          <table:table-cell office:value-type="float" office:value="1460.005">
            <text:p>1,460.005</text:p>
          </table:table-cell>
          <table:table-cell/>
          <table:table-cell table:formula="of:=IF([.C25]=0;[.E25];[.K24])" office:value-type="float" office:value="0.618">
            <text:p>0.618</text:p>
          </table:table-cell>
          <table:table-cell table:formula="of:=IF([.C25]=0;&quot;&quot;;([.E25]-[.K25])/[.C25])" office:value-type="float" office:value="0.2049125">
            <text:p>0.205</text:p>
          </table:table-cell>
          <table:table-cell table:style-name="ce7" table:formula="of:=[.E25]/[.K25]" office:value-type="float" office:value="54.0517799352751">
            <text:p>54</text:p>
          </table:table-cell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roid Sans Mono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P0" style:volatile="true">
      <number:number number:decimal-places="0" number:min-integer-digits="1"/>
    </number:number-style>
    <number:number-style style:name="N118">
      <style:text-properties fo:color="#ff0000"/>
      <number:text>-</number:text>
      <number:number number:decimal-places="0" number:min-integer-digits="1"/>
      <style:map style:condition="value()&gt;=0" style:apply-style-name="N118P0"/>
    </number:number-style>
    <number:number-style style:name="N119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11/15/2016</text:date>, <text:time>16:5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11-11T20:33:35.707301577</meta:creation-date>
    <dc:date>2016-11-15T16:52:23</dc:date>
    <meta:editing-duration>PT03H01M46S</meta:editing-duration>
    <meta:editing-cycles>43</meta:editing-cycles>
    <meta:generator>NeoOffice/3.3$Unix OpenOffice.org_project/Patch 0</meta:generator>
    <meta:document-statistic meta:table-count="1" meta:cell-count="245" meta:object-count="0"/>
  </office:meta>
</office:document-meta>
</file>